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0af" officeooo:paragraph-rsid="001930af" style:font-weight-asian="bold" style:font-weight-complex="bold"/>
    </style:style>
    <style:style style:name="P2" style:family="paragraph" style:parent-style-name="Standard">
      <style:text-properties fo:font-weight="normal" officeooo:rsid="001930af" officeooo:paragraph-rsid="001930af" style:font-weight-asian="normal" style:font-weight-complex="normal"/>
    </style:style>
    <style:style style:name="T1" style:family="text">
      <style:text-properties officeooo:rsid="001acdf7"/>
    </style:style>
    <style:style style:name="T2" style:family="text">
      <style:text-properties officeooo:rsid="001b40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Proposta</text:span>: Software para encontrar casas para <text:span text:style-name="T1">universitários</text:span></text:p>
      <text:p text:style-name="P2">O software resolverá o problema da falta de logística, orientação e agilidade existente na busca de uma moradia para <text:span text:style-name="T1">universitários</text:span>. 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9T23:50:14.556000000</meta:creation-date>
    <dc:date>2023-04-19T23:59:32.665000000</dc:date>
    <meta:editing-duration>PT9M18S</meta:editing-duration>
    <meta:editing-cycles>3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3" meta:word-count="27" meta:character-count="193" meta:non-whitespace-character-count="166"/>
  </office:meta>
</office:document-meta>
</file>